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C000000990F55415E487A3700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2.189cm" svg:height="35.306cm" svg:x="1cm" svg:y="6.624cm">
          <draw:image xlink:href="Pictures/1000000000000CC000000990F55415E487A3700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31T02:17:00.075324867</dc:date>
    <meta:editing-duration>PT42S</meta:editing-duration>
    <meta:editing-cycles>1</meta:editing-cycles>
    <meta:document-statistic meta:object-count="1"/>
    <meta:generator>LibreOffice/6.0.3.2$Linux_X86_64 LibreOffice_project/00m0$Build-2</meta:generator>
  </office:meta>
</office:document-meta>
</file>